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647e"/>
    </style:style>
    <style:style style:name="P2" style:family="paragraph" style:parent-style-name="Standard">
      <style:text-properties officeooo:rsid="0010647e" officeooo:paragraph-rsid="0010647e"/>
    </style:style>
    <style:style style:name="P3" style:family="paragraph" style:parent-style-name="Standard">
      <style:text-properties officeooo:rsid="0010e42c" officeooo:paragraph-rsid="0010e42c"/>
    </style:style>
    <style:style style:name="P4" style:family="paragraph" style:parent-style-name="Standard">
      <style:text-properties officeooo:rsid="0011333e" officeooo:paragraph-rsid="0011333e"/>
    </style:style>
    <style:style style:name="P5" style:family="paragraph" style:parent-style-name="Standard">
      <style:text-properties officeooo:rsid="0011333e" officeooo:paragraph-rsid="002e80b1"/>
    </style:style>
    <style:style style:name="P6" style:family="paragraph" style:parent-style-name="Standard">
      <style:text-properties officeooo:rsid="00152e7e" officeooo:paragraph-rsid="00152e7e"/>
    </style:style>
    <style:style style:name="P7" style:family="paragraph" style:parent-style-name="Standard">
      <style:text-properties officeooo:rsid="002e586f" officeooo:paragraph-rsid="00290ddc"/>
    </style:style>
    <style:style style:name="P8" style:family="paragraph" style:parent-style-name="Standard">
      <style:text-properties officeooo:rsid="002e586f" officeooo:paragraph-rsid="002e586f"/>
    </style:style>
    <style:style style:name="P9" style:family="paragraph" style:parent-style-name="Standard">
      <style:text-properties officeooo:rsid="002e80b1" officeooo:paragraph-rsid="002e80b1"/>
    </style:style>
    <style:style style:name="P10" style:family="paragraph" style:parent-style-name="Standard">
      <style:text-properties officeooo:rsid="002ffe7e" officeooo:paragraph-rsid="002ffe7e"/>
    </style:style>
    <style:style style:name="P11" style:family="paragraph" style:parent-style-name="Standard">
      <style:text-properties officeooo:rsid="0031c153" officeooo:paragraph-rsid="003aba19"/>
    </style:style>
    <style:style style:name="P12" style:family="paragraph" style:parent-style-name="Standard">
      <style:text-properties officeooo:rsid="00367e3d" officeooo:paragraph-rsid="00367e3d"/>
    </style:style>
    <style:style style:name="P13" style:family="paragraph" style:parent-style-name="Standard">
      <style:text-properties officeooo:rsid="00377cf0" officeooo:paragraph-rsid="00377cf0"/>
    </style:style>
    <style:style style:name="P14" style:family="paragraph" style:parent-style-name="Standard">
      <style:text-properties officeooo:rsid="003ba339" officeooo:paragraph-rsid="003ba339"/>
    </style:style>
    <style:style style:name="P15" style:family="paragraph" style:parent-style-name="Standard">
      <style:text-properties officeooo:rsid="004399ab" officeooo:paragraph-rsid="00451e05"/>
    </style:style>
    <style:style style:name="P16" style:family="paragraph" style:parent-style-name="Standard">
      <style:text-properties officeooo:rsid="004399ab" officeooo:paragraph-rsid="004a7cc2"/>
    </style:style>
    <style:style style:name="P17" style:family="paragraph" style:parent-style-name="Standard">
      <style:text-properties officeooo:rsid="004a7cc2" officeooo:paragraph-rsid="004a7cc2"/>
    </style:style>
    <style:style style:name="P18" style:family="paragraph" style:parent-style-name="Standard">
      <style:text-properties officeooo:rsid="0068a1f8" officeooo:paragraph-rsid="0068a1f8"/>
    </style:style>
    <style:style style:name="P19" style:family="paragraph" style:parent-style-name="Standard">
      <style:text-properties officeooo:rsid="0069463b" officeooo:paragraph-rsid="0069463b"/>
    </style:style>
    <style:style style:name="P20" style:family="paragraph" style:parent-style-name="Standard">
      <style:text-properties officeooo:rsid="006a7b11" officeooo:paragraph-rsid="006a7b11"/>
    </style:style>
    <style:style style:name="P21" style:family="paragraph" style:parent-style-name="Standard">
      <style:text-properties officeooo:rsid="007258b4" officeooo:paragraph-rsid="0072bc12"/>
    </style:style>
    <style:style style:name="P22" style:family="paragraph" style:parent-style-name="Standard">
      <style:text-properties officeooo:rsid="0073a5ae" officeooo:paragraph-rsid="0073a5ae"/>
    </style:style>
    <style:style style:name="P23" style:family="paragraph" style:parent-style-name="Standard">
      <style:text-properties officeooo:rsid="0074497a" officeooo:paragraph-rsid="007fa61e"/>
    </style:style>
    <style:style style:name="P24" style:family="paragraph" style:parent-style-name="Standard">
      <style:text-properties officeooo:rsid="0074497a" officeooo:paragraph-rsid="00812ee5"/>
    </style:style>
    <style:style style:name="P25" style:family="paragraph" style:parent-style-name="Standard">
      <style:text-properties officeooo:paragraph-rsid="00831544"/>
    </style:style>
    <style:style style:name="P26" style:family="paragraph" style:parent-style-name="Standard">
      <style:text-properties officeooo:paragraph-rsid="008cf66b"/>
    </style:style>
    <style:style style:name="P27" style:family="paragraph" style:parent-style-name="Preformatted_20_Text">
      <style:text-properties fo:color="#6a8759" style:font-name="Source Code Pro" fo:font-size="10.5pt" officeooo:rsid="002e586f" officeooo:paragraph-rsid="00290ddc"/>
    </style:style>
    <style:style style:name="T1" style:family="text">
      <style:text-properties officeooo:rsid="00114bab"/>
    </style:style>
    <style:style style:name="T2" style:family="text">
      <style:text-properties officeooo:rsid="0016bdf7"/>
    </style:style>
    <style:style style:name="T3" style:family="text">
      <style:text-properties officeooo:rsid="0032782b"/>
    </style:style>
    <style:style style:name="T4" style:family="text">
      <style:text-properties officeooo:rsid="00394fd4"/>
    </style:style>
    <style:style style:name="T5" style:family="text">
      <style:text-properties officeooo:rsid="003d4170"/>
    </style:style>
    <style:style style:name="T6" style:family="text">
      <style:text-properties officeooo:rsid="00480fe8"/>
    </style:style>
    <style:style style:name="T7" style:family="text">
      <style:text-properties officeooo:rsid="004b04c0"/>
    </style:style>
    <style:style style:name="T8" style:family="text">
      <style:text-properties officeooo:rsid="004e78dc"/>
    </style:style>
    <style:style style:name="T9" style:family="text">
      <style:text-properties officeooo:rsid="00527818"/>
    </style:style>
    <style:style style:name="T10" style:family="text">
      <style:text-properties officeooo:rsid="0063c087"/>
    </style:style>
    <style:style style:name="T11" style:family="text">
      <style:text-properties officeooo:rsid="006af9a4"/>
    </style:style>
    <style:style style:name="T12" style:family="text">
      <style:text-properties officeooo:rsid="006da4cb"/>
    </style:style>
    <style:style style:name="T13" style:family="text">
      <style:text-properties officeooo:rsid="0072bc12"/>
    </style:style>
    <style:style style:name="T14" style:family="text">
      <style:text-properties officeooo:rsid="0075d20a"/>
    </style:style>
    <style:style style:name="T15" style:family="text">
      <style:text-properties officeooo:rsid="007b960f"/>
    </style:style>
    <style:style style:name="T16" style:family="text">
      <style:text-properties officeooo:rsid="007d86c7"/>
    </style:style>
    <style:style style:name="T17" style:family="text">
      <style:text-properties officeooo:rsid="0080cc34"/>
    </style:style>
    <style:style style:name="T18" style:family="text">
      <style:text-properties officeooo:rsid="00831544"/>
    </style:style>
    <style:style style:name="T19" style:family="text">
      <style:text-properties officeooo:rsid="008a3ecf"/>
    </style:style>
    <style:style style:name="T20" style:family="text">
      <style:text-properties officeooo:rsid="008cf66b"/>
    </style:style>
    <style:style style:name="T21" style:family="text">
      <style:text-properties officeooo:rsid="008dd0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urze Statistik: Wieviel Zeilen Code, wieviele Commits und Tests, wieviel Überdeckung?</text:p>
      <text:p text:style-name="P1"/>
      <text:p text:style-name="P1">Einblick in die Softwaretechnik: Interessante Fakten aus den vorherigen Phasen. </text:p>
      <text:p text:style-name="P1"/>
      <text:p text:style-name="P1">Kernkomponenten skizzieren. Wie fandet ihr „Wasserfall mit Rückkopplung“? </text:p>
      <text:p text:style-name="P1"/>
      <text:p text:style-name="P1">Lernerfahrung: Was hat erstaunlich gut funktioniert? Was war aufwendiger als gedacht? Was würden wir beim nächsten Mal anders machen? Insbesondere Soft-Skill Erfahrung in Sachen Teamarbeit und Organisation sind hier interessant. </text:p>
      <text:p text:style-name="P1"/>
      <text:p text:style-name="P1">Die ganze Gruppe: Mindestens sollten alle Namen auf den Folien stehen. Alle Teammitglieder sollten sich mal zeigen. Vielleicht können sogar alle sinnvoll in die Präsentation eingebunden werden? </text:p>
      <text:p text:style-name="P1"/>
      <text:p text:style-name="P1">Welche Tools hab ihr für die verschiedenen Aufgaben benutzt und wie gut fandet ihr sie? </text:p>
      <text:p text:style-name="P1"/>
      <text:p text:style-name="P1">Zeitrahmen sind 15 Minuten plus Fragen</text:p>
      <text:p text:style-name="P1"/>
      <text:p text:style-name="P2">Zielsetzung: </text:p>
      <text:p text:style-name="P2"/>
      <text:p text:style-name="P2">tool (nach außen hin): ←- alles geschafft</text:p>
      <text:p text:style-name="P2"/>
      <text:p text:style-name="P2">Leicht zu bedienen im Gegensatz zu cbmc von hand ans<text:span text:style-name="T21">t</text:span>euern ←- def geschafft, allein schon wegen booleanexp.</text:p>
      <text:p text:style-name="P2"/>
      <text:p text:style-name="P3">Zwei Software-Texteditoren (für programmierer geeignet)</text:p>
      <text:p text:style-name="P3"/>
      <text:p text:style-name="P5">Eigene Sprache, komfortabel <text:span text:style-name="T1">formale eigenschaften formulieren können. Möglichst nahe an natürlicher Sprache. </text:span></text:p>
      <text:p text:style-name="P5"/>
      <text:p text:style-name="P9">Alle wähler bis auf u und v wählen gleich:</text:p>
      <text:p text:style-name="P27"/>
      <text:p text:style-name="P27">"FOR_ALL_VOTERS(i) : (i != v &amp;&amp; i != w) ==&gt; VOTES1(i) == VOTES2(i);</text:p>
      <text:p text:style-name="P7"/>
      <text:p text:style-name="P8">anstatt</text:p>
      <text:p text:style-name="P8"/>
      <text:p text:style-name="P9">unsigned int forAll_0 = 1;</text:p>
      <text:p text:style-name="P9">for(unsigned int i = 0; i &lt; V &amp;&amp; forAll_0; i++) {</text:p>
      <text:p text:style-name="P9"><text:tab/>unsigned int comparison_0 = 1;</text:p>
      <text:p text:style-name="P9"><text:tab/>comparison_0 = i != v;</text:p>
      <text:p text:style-name="P9"><text:tab/>unsigned int comparison_1 = 1;</text:p>
      <text:p text:style-name="P9"><text:tab/>comparison_1 = i != w;</text:p>
      <text:p text:style-name="P9"><text:tab/>unsigned int and_0 = ((comparison_1) &amp;&amp; (comparison_0));</text:p>
      <text:p text:style-name="P9"><text:tab/>unsigned int comparison_2 = 1;</text:p>
      <text:p text:style-name="P9"><text:tab/>for(unsigned int count_0 = 0; count_0 &lt; C &amp;&amp; comparison_2; ++count_0) {</text:p>
      <text:p text:style-name="P9"><text:tab/><text:tab/>comparison_2 = votes1[i][count_0] == votes2[i][count_0];</text:p>
      <text:p text:style-name="P9"><text:tab/>}</text:p>
      <text:p text:style-name="P9"><text:tab/>unsigned int implication_0 = (!(and_0) || (comparison_2));</text:p>
      <text:p text:style-name="P9"><text:tab/>forAll_0 = implication_0;</text:p>
      <text:p text:style-name="P9">}</text:p>
      <text:p text:style-name="P9">assume(forAll_0);</text:p>
      <text:p text:style-name="P4"/>
      <text:p text:style-name="P6"><text:soft-page-break/>Darstellung der Ergebnisse von CBMC <text:span text:style-name="T2">auf “sinnvolle” Art und Weiße: CBMC ist ein sehr allgemeines tool, überführung seines Outputs in Stimmen und Wahlergebnisse. (Bild auf Folie)</text:span></text:p>
      <text:p text:style-name="P6"/>
      <text:p text:style-name="P2">Softwarelösung</text:p>
      <text:p text:style-name="P2"/>
      <text:p text:style-name="P2">Code: ←- nicht immer 100 pro</text:p>
      <text:p text:style-name="P2"/>
      <text:p text:style-name="P2">Wartbar</text:p>
      <text:p text:style-name="P2"/>
      <text:p text:style-name="P2">Erweiterbar</text:p>
      <text:p text:style-name="P2"/>
      <text:p text:style-name="P2">Gute Software Prinzipien</text:p>
      <text:p text:style-name="P2"/>
      <text:p text:style-name="P10">Mancher besser</text:p>
      <text:p text:style-name="P10"/>
      <text:p text:style-name="P10">Folie: Unser Projekt in Zahlen</text:p>
      <text:p text:style-name="P10">Wieviel Zeilen Code, wieviele Commits und Tests, wieviel Überdeckung</text:p>
      <text:p text:style-name="P10"/>
      <text:p text:style-name="P10">Einblick in die Softwaretechnik: Interessante Fakten aus den vorherigen Phasen. Kernkomponenten skizzieren. Wie fandet ihr „Wasserfall mit Rückkopplung“?</text:p>
      <text:p text:style-name="P10"/>
      <text:p text:style-name="P11">Kernkomponenten: Birds-eye folie. </text:p>
      <text:p text:style-name="P11"/>
      <text:p text:style-name="P11"><text:span text:style-name="T3">Rückkoppelung: Hauptsächlich: Anforderungen sind hinzugekommen in Qualitätssicherung für die Sprache. Entwurf hat sich verändert während Implementierung und Qualitätssicherung.</text:span></text:p>
      <text:p text:style-name="P12">Bsp:</text:p>
      <text:p text:style-name="P13">Neue Sprachfeatures → <text:span text:style-name="T4">Neue Knoten im AST</text:span></text:p>
      <text:p text:style-name="P14">Weil Phasen so kurz war unproblematisch auf Änderungen einzugehen. “<text:span text:style-name="T5">Traditioneller” Wasserfall mit längeren Phasen eventuell problematisch gewesen. (War fast Xtreme Programming, 1 Monat Sprint)</text:span></text:p>
      <text:p text:style-name="P14"><text:tab/></text:p>
      <text:p text:style-name="P14">Was hat erstaunlich gut funktioniert? Was war aufwendiger als gedacht? Was würden wir beim nächsten Mal anders machen? Insbesondere Soft-Skill Erfahrung in Sachen Teamarbeit und Organisation sind hier interessant.</text:p>
      <text:p text:style-name="P14"/>
      <text:p text:style-name="P15">Gelernt: </text:p>
      <text:p text:style-name="P15">- Kommunikation ist key.</text:p>
      <text:p text:style-name="P15">- “<text:span text:style-name="T6">Professionelles Programmieren” geht um viel mehr als Code. Dokumentation ist nochmal 1,5 mal soviel Arbeit wie reines Programmieren.</text:span></text:p>
      <text:p text:style-name="P16">- <text:span text:style-name="T9">Aufgabenteilung sehr wichtig</text:span></text:p>
      <text:p text:style-name="P16">- <text:span text:style-name="T10">Abtrennung der Veratnwortung im Etwurf sehr wichtig. (Entkopplung)</text:span></text:p>
      <text:p text:style-name="P16"/>
      <text:p text:style-name="P17">Erstaunlich gut:</text:p>
      <text:p text:style-name="P17">- Sehr produktiv</text:p>
      <text:p text:style-name="P17">- <text:span text:style-name="T7">Gab nur sehr selten Konflikte zwischen Modulen durch guten entwurf</text:span></text:p>
      <text:p text:style-name="P17">- <text:span text:style-name="T8">Algorithmus hat erstaunlich gut funktioniert</text:span></text:p>
      <text:p text:style-name="P16"><text:s/></text:p>
      <text:p text:style-name="P16"/>
      <text:p text:style-name="P16"/>
      <text:p text:style-name="P16"/>
      <text:p text:style-name="P16"/>
      <text:p text:style-name="P16"/>
      <text:p text:style-name="P18"><text:soft-page-break/>Drehbuch</text:p>
      <text:p text:style-name="P18"/>
      <text:p text:style-name="P20">Einleitung: <text:span text:style-name="T11">Aufgabenstellung</text:span></text:p>
      <text:p text:style-name="P18"/>
      <text:p text:style-name="P19">erste Folie: <text:span text:style-name="T12">Deckfolie mit tollem Hintergrund</text:span></text:p>
      <text:p text:style-name="P19"/>
      <text:p text:style-name="P21">VOTE_SUM_FOR_CANDIDATE(<text:span text:style-name="T16">Hillary</text:span>) <text:span text:style-name="T21">&gt; </text:span>VOTE_SUM_FOR_CANDIDATE(<text:span text:style-name="T15">Trump</text:span>); </text:p>
      <text:p text:style-name="P16"/>
      <text:p text:style-name="P22">Nachbedingung</text:p>
      <text:p text:style-name="P22"/>
      <text:p text:style-name="P23"><text:span text:style-name="T14">ELECT1</text:span> =<text:span text:style-name="T14">= Hillary;</text:span></text:p>
      <text:p text:style-name="P23"/>
      <text:p text:style-name="P24"><text:span text:style-name="T17">Gegenbeispiel: Election november 2016 </text:span></text:p>
      <text:p text:style-name="P24"/>
      <text:p text:style-name="P25"><text:span text:style-name="T18">Hillary: </text:span>65,4 <text:span text:style-name="T19">Millionen Stimmen</text:span></text:p>
      <text:p text:style-name="P26"><text:span text:style-name="T18">Trump: </text:span>62,8 <text:span text:style-name="T19">Millionen Stimmen <text:s/></text:span></text:p>
      <text:p text:style-name="P26"/>
      <text:p text:style-name="P26"><text:span text:style-name="T20">Gewählt: Trump </text:span>¯\_(ツ)_/¯</text:p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4:35:25.578841457</meta:creation-date>
    <dc:date>2017-03-29T15:15:45.441577098</dc:date>
    <meta:editing-duration>PT39M33S</meta:editing-duration>
    <meta:editing-cycles>110</meta:editing-cycles>
    <meta:generator>LibreOffice/5.1.6.2$Linux_X86_64 LibreOffice_project/10m0$Build-2</meta:generator>
    <meta:document-statistic meta:table-count="0" meta:image-count="0" meta:object-count="0" meta:page-count="3" meta:paragraph-count="67" meta:word-count="497" meta:character-count="3637" meta:non-whitespace-character-count="3180"/>
  </office:meta>
</office:document-meta>
</file>